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221" style:parent-style-name="Heading1" style:family="paragraph">
      <style:text-properties style:font-name="Verdana" fo:font-size="10pt" style:font-size-asian="10pt" style:font-size-complex="10pt"/>
    </style:style>
    <style:style style:name="T222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Eventi Web app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<text:s/>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User: Access and see Homepage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User: See Events Displayed in the Homepage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User: See and access Login Functionality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User: Access the Create Account Functionalit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: Arrange the Events for Display in the Homepage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: Access<text:s/>and see the Create Account Page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User: Input and Submit Data in the Create Account Page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System: Verify the Input given by the user in the Create Account Page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System: Store the newly created account in the database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System: Redirect to the User<text:s/>Homepage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User: Access and see the Login Page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User: Input and Submit Data in the Login Page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System: Verify the Input given by the user in the Login Pag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System: Redirect to the User Homepag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User: Access and see the Upload New Event<text:s/>Page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User: Input and Submit Data given by the user in the Upload New Event Page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System: Verify the Input given by the user in the Upload New Event Page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System: Store the newly created event in the database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System: Redirect to the User Homepage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  <text:h text:style-name="P221" text:outline-level="1">Reviewer’s Comments:<text:line-break/></text:h>
      <text:p text:style-name="Standard"><text:span text:style-name="T222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PlaceholderText" style:display-name="Placeholder Text" style:family="text" style:parent-style-name="DefaultParagraphFont">
      <style:text-properties fo:color="#808080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Matthew Lopez</dc:creator>
    <meta:creation-date>2007-08-13T11:01:00Z</meta:creation-date>
    <dc:date>2016-01-27T08:53:00Z</dc:date>
    <meta:print-date>2006-07-28T14:33:00Z</meta:print-date>
    <meta:template xlink:href="Normal.dotm" xlink:type="simple"/>
    <meta:editing-cycles>11</meta:editing-cycles>
    <meta:editing-duration>PT3300S</meta:editing-duration>
    <meta:document-statistic meta:page-count="2" meta:paragraph-count="3" meta:word-count="242" meta:character-count="1621" meta:row-count="11" meta:non-whitespace-character-count="1382"/>
  </office:meta>
</office:document-meta>
</file>